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Text_20_body">
      <style:text-properties fo:color="#000000" style:font-name="Courier" fo:font-size="9pt" style:font-name-asian="Lucida Grande" style:font-size-asian="9pt" style:font-name-complex="Lucida Grande"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4" style:family="paragraph" style:parent-style-name="Contents_20_2">
      <style:paragraph-properties>
        <style:tab-stops>
          <style:tab-stop style:position="7.2535in" style:type="right" style:leader-style="dotted" style:leader-text="."/>
        </style:tab-stops>
      </style:paragraph-properties>
    </style:style>
    <style:style style:name="P45" style:family="paragraph" style:parent-style-name="Contents_20_1">
      <style:paragraph-properties>
        <style:tab-stops>
          <style:tab-stop style:position="7.45in" style:type="right" style:leader-style="dotted" style:leader-text="."/>
        </style:tab-stops>
      </style:paragraph-properties>
    </style:style>
    <style:style style:name="P46"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7" style:family="paragraph" style:parent-style-name="Heading_20_1">
      <style:paragraph-properties fo:break-before="page"/>
    </style:style>
    <style:style style:name="P48" style:family="paragraph" style:parent-style-name="Text_20_body" style:list-style-name="L1">
      <style:text-properties fo:font-size="14pt" style:font-size-asian="14pt" style:font-size-complex="14pt"/>
    </style:style>
    <style:style style:name="P49" style:family="paragraph" style:parent-style-name="Text_20_body" style:list-style-name="L2">
      <style:text-properties fo:font-size="14pt" style:font-size-asian="14pt" style:font-size-complex="14pt"/>
    </style:style>
    <style:style style:name="P50" style:family="paragraph" style:parent-style-name="Text_20_body" style:list-style-name="L3">
      <style:text-properties fo:font-size="14pt" style:font-size-asian="14pt" style:font-size-complex="14pt"/>
    </style:style>
    <style:style style:name="P51" style:family="paragraph" style:parent-style-name="Text_20_body" style:list-style-name="L4">
      <style:text-properties fo:font-size="14pt" style:font-size-asian="14pt" style:font-size-complex="14pt"/>
    </style:style>
    <style:style style:name="P52" style:family="paragraph" style:parent-style-name="Text_20_body" style:list-style-name="L8">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text-properties fo:background-color="#ffff00"/>
    </style:style>
    <style:style style:name="P57" style:family="paragraph" style:parent-style-name="Text_20_body">
      <style:text-properties fo:font-size="12pt" style:font-size-asian="12pt" style:font-size-complex="12pt"/>
    </style:style>
    <style:style style:name="P58" style:family="paragraph" style:parent-style-name="Text_20_body" style:list-style-name="L7">
      <style:text-properties fo:font-size="12pt" style:font-size-asian="12pt" style:font-size-complex="12pt"/>
    </style:style>
    <style:style style:name="P59" style:family="paragraph" style:parent-style-name="Text_20_body">
      <style:text-properties style:font-name="Courier New2" fo:font-size="11pt" style:font-size-asian="11pt" style:font-size-complex="11pt"/>
    </style:style>
    <style:style style:name="P60"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1"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2"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3" style:family="paragraph" style:parent-style-name="Heading_20_2" style:list-style-name="">
      <style:paragraph-properties fo:orphans="2" fo:widows="2"/>
    </style:style>
    <style:style style:name="P64"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Times New Roman1"/>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1"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3" style:family="text">
      <style:text-properties style:font-name="Times New Roman1" fo:font-size="13pt" style:font-size-asian="13pt" style:font-size-complex="13pt"/>
    </style:style>
    <style:style style:name="T24"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5" style:family="text">
      <style:text-properties style:use-window-font-color="true" style:font-name="Courier New2" fo:font-size="14pt" fo:background-color="#ffffff" style:font-size-asian="14pt" style:font-size-complex="14pt"/>
    </style:style>
    <style:style style:name="T26" style:family="text">
      <style:text-properties style:use-window-font-color="true" fo:font-size="14pt" fo:background-color="#ffffff" style:font-size-asian="14pt" style:font-size-complex="14pt"/>
    </style:style>
    <style:style style:name="T27" style:family="text">
      <style:text-properties style:font-name="Courier New"/>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style:font-size-asian="12pt" style:font-size-complex="12pt"/>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fo:font-size="13pt" style:font-size-asian="13pt" style:font-size-complex="13pt"/>
    </style:style>
    <style:style style:name="T33" style:family="text">
      <style:text-properties fo:font-size="14pt" style:font-size-asian="14pt" style:font-size-complex="14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variant="normal" fo:text-transform="none" fo:color="#000000" style:font-name="Times New Roman1" fo:letter-spacing="normal" fo:font-style="normal" fo:font-weight="bold" style:font-weight-asian="bold" style:font-weight-complex="bold"/>
    </style:style>
    <style:style style:name="T37" style:family="text">
      <style:text-properties style:font-name="Courier"/>
    </style:style>
    <style:style style:name="T38" style:family="text">
      <style:text-properties fo:color="#ff0000"/>
    </style:style>
    <style:style style:name="T39" style:family="text">
      <style:text-properties style:font-name="Courier New2"/>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6"><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y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5">1 <text:s text:c="2"/>Overview<text:tab/>4</text:p>
          <text:p text:style-name="P44">1.1 <text:s text:c="2"/>Copyright and trademark information<text:tab/>4</text:p>
          <text:p text:style-name="P44">1.2 <text:s text:c="2"/>Feedback<text:tab/>4</text:p>
          <text:p text:style-name="P44">1.3 <text:s text:c="2"/>Acknowledgments<text:tab/>4</text:p>
          <text:p text:style-name="P44">1.4 <text:s text:c="2"/>Modifications and Updates<text:tab/>4</text:p>
          <text:p text:style-name="P45">2 <text:s text:c="2"/>Securing Roller<text:tab/>5</text:p>
          <text:p text:style-name="P45">3 <text:s text:c="2"/>Ready to roll?<text:tab/>6</text:p>
          <text:p text:style-name="P45">4 <text:s text:c="2"/>Download and un-package Roller<text:tab/>7</text:p>
          <text:p text:style-name="P44">4.1 <text:s text:c="2"/>Installation directory layout<text:tab/>7</text:p>
          <text:p text:style-name="P45">5 <text:s text:c="2"/>Prepare your database for Roller<text:tab/>8</text:p>
          <text:p text:style-name="P44">5.1 <text:s text:c="2"/>Create a database for Roller <text:tab/>8</text:p>
          <text:p text:style-name="P44">5.2 <text:s text:c="2"/>MySQL and Oracle considerations<text:tab/>8</text:p>
          <text:p text:style-name="P45">6 <text:s text:c="2"/>Create Roller configuration file <text:tab/>9</text:p>
          <text:p text:style-name="P45">7 <text:s text:c="2"/>Deploy Roller to Tomcat<text:tab/>10</text:p>
          <text:p text:style-name="P44">7.1 <text:s text:c="2"/>Tomcat: Add to Roller Configuration<text:tab/>10</text:p>
          <text:p text:style-name="P44">7.2 <text:s text:c="2"/>Tomcat: Add JDBC Driver and JavaMail API Files<text:tab/>10</text:p>
          <text:p text:style-name="P44">7.3 <text:s text:c="2"/>Tomcat: Set URI Encoding <text:tab/>11</text:p>
          <text:p text:style-name="P44">7.4 <text:s text:c="2"/>Tomcat: Deploy Roller <text:tab/>11</text:p>
          <text:p text:style-name="P45">8 <text:s text:c="2"/>Deploying Roller to Glassfish<text:tab/>12</text:p>
          <text:p text:style-name="P44">8.1 <text:s text:c="2"/>Glassfish: Add Roller Configuration<text:tab/>12</text:p>
          <text:p text:style-name="P44">8.2 <text:s text:c="2"/>Glassfish: Add JDBC Driver File(s)<text:tab/>12</text:p>
          <text:p text:style-name="P44">8.3 <text:s text:c="2"/>Glassfish: Create Datasource<text:tab/>12</text:p>
          <text:p text:style-name="P44">8.4 <text:s text:c="2"/>Glassfish: Create Mail Connection<text:tab/>19</text:p>
          <text:p text:style-name="P44">8.5 <text:s text:c="2"/>Glassfish: Deploy Roller<text:tab/>20</text:p>
          <text:p text:style-name="P45">9 <text:s text:c="2"/>Deploying Roller to JBoss<text:tab/>23</text:p>
          <text:p text:style-name="P44">9.1 <text:s text:c="2"/>JBoss: Create Roller configuration<text:tab/>23</text:p>
          <text:p text:style-name="P44">9.2 <text:s text:c="2"/>JBoss: Add JDBC driver file(s)<text:tab/>23</text:p>
          <text:p text:style-name="P44">9.3 <text:s text:c="2"/>JBoss: Create Datasource<text:tab/>23</text:p>
          <text:p text:style-name="P44">9.4 <text:s text:c="2"/>JBoss: Deploy Roller<text:tab/>30</text:p>
          <text:p text:style-name="P45">10 <text:s text:c="2"/>Deploying Roller to WebSphere<text:tab/>32</text:p>
          <text:p text:style-name="P44">10.1 <text:s text:c="2"/>WebSphere: Add Roller Configuration<text:tab/>32</text:p>
          <text:p text:style-name="P44">10.2 <text:s text:c="2"/>Special configuration for Apache Commons logging<text:tab/>37</text:p>
          <text:p text:style-name="P44">10.3 <text:s text:c="2"/>WebSphere: Set Filter Compatibility<text:tab/>38</text:p>
          <text:p text:style-name="P44">10.4 <text:s text:c="2"/>WebSphere: Add JDBC Provider User <text:tab/>39</text:p>
          <text:p text:style-name="P44">10.5 <text:s text:c="2"/>WebSphere: Add JDBC Provider<text:tab/>40</text:p>
          <text:p text:style-name="P44">10.6 <text:s text:c="2"/>WebSphere: Add JDBC Datasource<text:tab/>42</text:p>
          <text:p text:style-name="P44">10.7 <text:s text:c="2"/>WebSphere: Create Mail Connection<text:tab/>44</text:p>
          <text:p text:style-name="P44">10.8 <text:s text:c="2"/>WebSphere: Deploy Roller<text:tab/>46</text:p>
          <text:p text:style-name="P45">11 <text:s text:c="2"/>Getting started with Roller<text:tab/>48</text:p>
          <text:p text:style-name="P44">11.1 <text:s text:c="2"/>Navigate to Roller and finish the install <text:tab/>48</text:p>
          <text:p text:style-name="P44">11.2 <text:s text:c="2"/>Register a user and create a weblog<text:tab/>49</text:p>
          <text:p text:style-name="P45">12 <text:s text:c="2"/>Configuration tips and tricks<text:tab/>51</text:p>
          <text:p text:style-name="P44">12.1 <text:s text:c="2"/>Setting up Roller's Planet feed aggregator<text:tab/>51</text:p>
          <text:p text:style-name="P44">12.2 <text:s text:c="2"/>Using Server-provided database and mail resources<text:tab/>53</text:p>
          <text:p text:style-name="P44">12.3 <text:s text:c="2"/>Manual table creation and upgrade<text:tab/>54</text:p>
          <text:p text:style-name="P45">13 <text:s text:c="2"/>Upgrading Roller<text:tab/>55</text:p>
          <text:p text:style-name="P44">13.1 <text:s text:c="2"/>Backup your old Roller <text:tab/>55</text:p>
          <text:p text:style-name="P44">13.2 <text:s text:c="2"/>Install and startup the new Roller <text:tab/>56</text:p>
          <text:p text:style-name="P45">14 <text:s text:c="2"/>roller.properties<text:tab/>57</text:p>
        </text:index-body>
      </text:table-of-content>
      <text:p text:style-name="Text_20_body"><text:soft-page-break/></text:p>
      <text:h text:style-name="P4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3"><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2">The general format of this document was based on the documentation template used by the OpenDS project which in turn was based on the templates used by the </text:span><text:a xlink:type="simple" xlink:href="http://www.OpenOffice.org/"><text:span text:style-name="T32">OpenOffice.org</text:span></text:a><text:span text:style-name="T32">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7"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533689660" text:style-name="L1">
        <text:list-item>
          <text:p text:style-name="P4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36">Allow html in comments</text:span><text:span text:style-name="T18"> o</text:span>ption and make sure the <text:span text:style-name="T2">HTML Subset Restriction</text:span> box is checked.</text:p>
        </text:list-item>
        <text:list-item>
          <text:p text:style-name="P4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954818590" text:style-name="L2">
        <text:list-item>
          <text:p text:style-name="P49"><text:span text:style-name="T1">Java Development Kit</text:span>, specifically the Sun Java 2 SE 1.6 JDK. The computer on which you install Roller should be configured to run with the Java SE 6. </text:p>
        </text:list-item>
        <text:list-item>
          <text:p text:style-name="P49"><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5.0 is known to run on:</text:p>
          <text:list>
            <text:list-item>
              <text:p text:style-name="P49">Tomcat 6 and 7</text:p>
            </text:list-item>
            <text:list-item>
              <text:p text:style-name="P49">Glassfish 3</text:p>
            </text:list-item>
            <text:list-item>
              <text:p text:style-name="P49">JBoss AS 6 </text:p>
            </text:list-item>
            <text:list-item>
              <text:p text:style-name="P49">WebSphere 8 (beta)</text:p>
            </text:list-item>
          </text:list>
        </text:list-item>
        <text:list-item>
          <text:p text:style-name="P4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9"><text:span text:style-name="T2">(Optional) An SMTP mail server</text:span>. Roller can send email notifications for comments and other events via the JavaMail and Activation APIs. </text:p>
        </text:list-item>
        <text:list-item>
          <text:p text:style-name="P49"><text:span text:style-name="T2">Roller installation file</text:span>. The Roller installation file contains the Roller WAR file, ready to reploy to your server, plus Roller license files, README and documentation.</text:p>
          <text:list>
            <text:list-item>
              <text:p text:style-name="P49">For Tomcat 6 or 7 (and possibly old Java EE 4 and 5 app servers?)</text:p>
            </text:list-item>
          </text:list>
        </text:list-item>
        <text:list-item>
          <text:p text:style-name="P60">roller-5.0.0-for-tomcat.zip</text:p>
        </text:list-item>
        <text:list-item>
          <text:p text:style-name="P60">roller-5.0.0-for-tomcat.tar.gz</text:p>
        </text:list-item>
        <text:list-item>
          <text:p text:style-name="P61">For Glassfish 3, WebSphere 8 or other Java EE 6 server</text:p>
        </text:list-item>
        <text:list-item>
          <text:p text:style-name="P60">roller-5.0.0-for-javaee.zip</text:p>
        </text:list-item>
        <text:list-item>
          <text:p text:style-name="P60">roller-5.0.0-for-javaee.tar.gz</text:p>
        </text:list-item>
        <text:list-item>
          <text:p text:style-name="P61">For Jboss AS 6:</text:p>
        </text:list-item>
        <text:list-item>
          <text:p text:style-name="P60">roller-5.0.0-for-jboss.zip</text:p>
        </text:list-item>
        <text:list-item>
          <text:p text:style-name="P60">roller-5.0.0-for-jboss.tar.gz</text:p>
        </text:list-item>
      </text:list>
      <text:p text:style-name="P31">We'll start by unpacking the Roller installation file.</text:p>
      <text:h text:style-name="Heading_20_1" text:outline-level="1">Download and un-package Roller</text:h>
      <text:p text:style-name="Text_20_body"><text:span text:style-name="T33">Download the Apache Roller release file from </text:span><text:a xlink:type="simple" xlink:href="http://roller.apache.org/"><text:span text:style-name="T33">http://roller.apache.org</text:span></text:a><text:span text:style-name="T3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3">database</text:span><text:span text:style-name="T30">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762644588" text:style-name="L3">
        <text:list-item>
          <text:p text:style-name="P50">Username and password for connecting to database</text:p>
        </text:list-item>
        <text:list-item>
          <text:p text:style-name="P50">JDBC connection URL for database</text:p>
        </text:list-item>
        <text:list-item>
          <text:p text:style-name="P50">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9">%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709598062" text:style-name="L4">
        <text:list-item>
          <text:p text:style-name="P51">For MySQL, make sure that TCP/IP networking is enabled. </text:p>
        </text:list-item>
        <text:list-item>
          <text:p text:style-name="P51">For MySQL 4.1.x use the J/Connector 3.0.X JDBC drivers instead of the newer 3.1.X series. </text:p>
        </text:list-item>
        <text:list-item>
          <text:p text:style-name="P51">For MySQL 5.X use the J/Connector 3.1.X JDBC drivers instead of the newer 3.1.X series.</text:p>
        </text:list-item>
        <text:list-item>
          <text:p text:style-name="P53"><text:span text:style-name="T33">Make sure you enable MySQL's UTF-8 support. See this page for details:<text:line-break/></text:span><text:a xlink:type="simple" xlink:href="http://rollerweblogger.org/wiki/Wiki.jsp?page=SetupUTF8onMySQL"><text:span text:style-name="T33">http://rollerweblogger.org/wiki/Wiki.jsp?page=SetupUTF8onMySQL</text:span></text:a><text:span text:style-name="T33"> </text:span></text:p>
        </text:list-item>
        <text:list-item>
          <text:p text:style-name="P51">For Oracle users, use the 10g (10.1.0.2 higher) drivers which should be packaged as ojdbc14.jar, even if operating on Oracle 9 server.</text:p>
        </text:list-item>
        <text:list-item>
          <text:p text:style-name="P51">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7"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7"/></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362349085" text:style-name="L5">
        <text:list-item>
          <text:p text:style-name="P54"><text:span text:style-name="T3">JDBC Driver Jars. </text:span><text:span text:style-name="T19">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9"> directory.</text:span></text:p>
        </text:list-item>
        <text:list-item>
          <text:p text:style-name="P54"><text:span text:style-name="T3">Ja</text:span><text:span text:style-name="T3">va Mail and Activation. </text:span><text:span text:style-name="T19">Tomcat does not include the Java Mail and Activation jars. Even if you do not plan to use email features, you </text:span><text:span text:style-name="T21">must </text:span><text:span text:style-name="T19">download those jars and place them in Tomcat's classpath. Download them from Sun (</text:span><text:a xlink:type="simple" xlink:href="http://java.sun.com/products/javamail"><text:span text:style-name="T19">http://java.sun.com/products/javamail</text:span></text:a><text:span text:style-name="T19">) and place them in Tomcat's </text:span><text:span text:style-name="T5">lib</text:span><text:span text:style-name="T19"> directory.</text:span></text:p>
        </text:list-item>
      </text:list>
      <text:h text:style-name="Heading_20_2" text:outline-level="2"><text:soft-page-break/>Tomcat: Set URI Encoding </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19"> and adding </text:span><text:span text:style-name="T24">URIEncoding=”UTF-8”</text:span><text:span text:style-name="T19">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9">And make sure you do this for </text:span><text:span text:style-name="T22">every</text:span><text:span text:style-name="T19"> connector through which you use Roller. For example, if you use the AJP connector or HTTPS connector you need to add the </text:span><text:span text:style-name="Teletype"><text:span text:style-name="T28">URIEncoding="UTF-8"</text:span></text:span><text:span text:style-name="T19"> attribute to those connectors as well.</text:span></text:p>
      <text:h text:style-name="P62" text:outline-level="2">Tomcat: Deploy Roller </text:h>
      <text:p text:style-name="Text_20_body"><text:span text:style-name="T19">Refer to the Tomcat documentation for information on the various ways to deploy a WAR. One way to do this is to use the Tomcat Manager application, which you can reach at the following URL </text:span><text:a xlink:type="simple" xlink:href="http://localhost:8080/manager"><text:span text:style-name="T19">http://localhost:8080/manager</text:span></text:a><text:span text:style-name="T19">.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9">On the manager screen above, scroll down until you see the </text:span><text:span text:style-name="T20">Deploy</text:span><text:span text:style-name="T19">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9">Enter the context path at which you would like to see Roller, above we use </text:span><text:span text:style-name="T5">/roller</text:span><text:span text:style-name="T19">. <text:s/>Enter the full path to the Roller WAR file, in the webapps directory of the Roller installation and click </text:span><text:span text:style-name="T20">Deploy</text:span><text:span text:style-name="T19"> to deploy Roller.</text:span></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9">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8">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8">.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JBoss</text:h>
      <text:p text:style-name="Text_20_body"><text:span text:style-name="T29">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9">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9">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1">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8">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3" text:outline-level="2"/>
      <text:h text:style-name="P6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1">he server1 pa</text:span>ge, look on the right-side<text:span text:style-name="T31">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1">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7">profiles/properties</text:span> create a text file named <text:span text:style-name="T37">common-logging.properties </text:span>with the single line below:</text:p>
      <text:p text:style-name="P42"><text:s text:c="5"/>org.apache.commons.logging.LogFactory=org.apache.commons.logging.impl.LogFactoryImpl</text:p>
      <text:p text:style-name="P43"/>
      <text:p text:style-name="Text_20_body">Now, restart WebSphere and your are ready to proceed on to setting up WebSphere filter compatibility.</text:p>
      <text:h text:style-name="P63" text:outline-level="2"/>
      <text:h text:style-name="P6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3" text:outline-level="2"/>
      <text:h text:style-name="P6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3" text:outline-level="2"/>
      <text:h text:style-name="P6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1"> to complete the deployment.</text:span></text:p>
      <text:p text:style-name="Text_20_body"><text:span text:style-name="T19">Finally, navigate to </text:span><text:a xlink:type="simple" xlink:href="http://localhost:8080/roller"><text:span text:style-name="T19">http://localhost:9080/roller</text:span></text:a><text:span text:style-name="T19">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3">Navigate to Roller, if you are using a default Tomcat or Glassfish installation then then URL of Roller is probably </text:span><text:a xlink:type="simple" xlink:href="http://localhost:8080/roller"><text:span text:style-name="T33">http://localhost:8080/roller</text:span></text:a><text:span text:style-name="T3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3">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3">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3">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3">Roller includes a RSS/Atom feed aggregator that makes it possible to run a site like </text:span><text:a xlink:type="simple" xlink:href="http://blogs.sun.com/"><text:span text:style-name="T33">http://blogs.sun.com</text:span></text:a><text:span text:style-name="T3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7"><text:line-break/> <text:s text:c="4"/><text:span text:style-name="T4">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9"><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1009345192" text:style-name="L6">
        <text:list-item>
          <text:p text:style-name="P56"><text:a xlink:type="simple" xlink:href="http://localhost:8080/roller/planetrss"><text:span text:style-name="T26">Main Planet feed<text:line-break/></text:span></text:a><text:a xlink:type="simple" xlink:href="http://localhost:8080/roller/planetrss"><text:span text:style-name="T25">http://localhost:8080/roller/planetrss</text:span></text:a></text:p>
        </text:list-item>
        <text:list-item>
          <text:p text:style-name="P55"><text:a xlink:type="simple" xlink:href="http://localhost:8080/roller/rollerrss"><text:span text:style-name="T26">Per group feed<text:line-break/></text:span></text:a><text:a xlink:type="simple" xlink:href="http://localhost:8080/roller/rollerrss"><text:span text:style-name="T25">http://localhost:8080/roller/planetrss?group=&lt;group-name&gt;</text:span></text:a></text:p>
        </text:list-item>
      </text:list>
      <text:h text:style-name="Heading_20_2" text:outline-level="2" text:is-list-header="true"/>
      <text:h text:style-name="P64"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4">JDBC driver class name</text:span>]</text:p>
      <text:p text:style-name="P27"><text:s text:c="3"/>database.jdbc.connectionURL=<text:span text:style-name="T14">JDBC connection URL</text:span></text:p>
      <text:p text:style-name="P27"><text:s text:c="3"/>database.jdbc.username=<text:span text:style-name="T14">database username</text:span></text:p>
      <text:p text:style-name="P27"><text:s text:c="3"/>database.jdbc.password=<text:span text:style-name="T14">database password</text:span></text:p>
      <text:p text:style-name="P28"/>
      <text:p text:style-name="P27"><text:s text:c="3"/>mail.configurationType=properties</text:p>
      <text:p text:style-name="P27"><text:s text:c="3"/>mail.hostName=<text:span text:style-name="T14">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4"><text:s text:c="2"/>&lt;Context path="/roller" docBase="</text:span><text:span text:style-name="T35">/usr/local/rollerweblogger-5.0.0-for-tomcat/webapp/roller-5.0.0-tomcat.war</text:span><text:span text:style-name="T34">"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215727133" text:style-name="L7">
        <text:list-item>
          <text:p text:style-name="P58">On MySQL you create a dump file<text:line-break/><text:span text:style-name="T27">mysqldump -u scott -p rollerdb &gt; /somewhere/safe/roller.dmp</text:span></text:p>
        </text:list-item>
        <text:list-item>
          <text:p text:style-name="P58">With PostgreSQL you can do the same thing<text:line-break/><text:span text:style-name="T27">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7"/>
      <text:p text:style-name="P59"><text:s text:c="4"/># The directory in which Roller 5.0 will upload files</text:p>
      <text:p text:style-name="P59"><text:s text:c="4"/>mediafiles.storage.dir=${user.home}/roller_data/mediafiles</text:p>
      <text:p text:style-name="P59"/>
      <text:p text:style-name="P59"><text:s text:c="4"/># The directory in which Roller 4.0 uploaded files</text:p>
      <text:p text:style-name="P59"><text:s text:c="4"/>uploads.dir=${user.home}/roller_data/uploads</text:p>
      <text:p text:style-name="P59"/>
      <text:p text:style-name="P59"><text:s text:c="4"/># Set to true to enable migration </text:p>
      <text:p text:style-name="P59"><text:s text:c="4"/>uploads.migrate.auto=true</text:p>
      <text:p text:style-name="P57"/>
      <text:p text:style-name="P37">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4" text:outline-level="2">Install and startup the new Roller <text:bookmark text:name="ref-UpgradeGuide_2.1-2"/></text:h>
      <text:p text:style-name="P37">Follow the normal installation instructions for the new version of Roller, but...</text:p>
      <text:list xml:id="list2045424684" text:style-name="L8">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1</text:page-number></text:p>
      </style:footer>
    </style:master-page>
    <style:master-page style:name="OpenDS_20_Body_20_Page" style:display-name="OpenDS Body Page" style:page-layout-name="Mpm5">
      <style:footer>
        <text:p text:style-name="MP1"><text:title/><text:tab/><text:page-number text:select-page="current">2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1</text:page-number></text:p>
      </style:footer>
    </style:master-page>
    <style:master-page style:name="OpenDS_20_License_20_Page" style:display-name="OpenDS License Page" style:page-layout-name="Mpm6">
      <style:footer>
        <text:p text:style-name="MP1"><text:title/><text:tab/><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5-08T14:49:00</dc:date>
    <meta:keyword>OpenDS Directory Server Administration Framework</meta:keyword>
    <dc:language>en-US</dc:language>
    <meta:editing-cycles>122</meta:editing-cycles>
    <meta:editing-duration>P3DT1H38M9S</meta:editing-duration>
    <meta:document-statistic meta:table-count="1" meta:image-count="59" meta:object-count="0" meta:page-count="53" meta:paragraph-count="992" meta:word-count="9142" meta:character-count="70715"/>
    <meta:user-defined meta:name="Info 1"/>
    <meta:user-defined meta:name="Info 2"/>
    <meta:user-defined meta:name="Info 3"/>
    <meta:user-defined meta:name="Info 4"/>
  </office:meta>
</office:document-meta>
</file>